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712cm" fo:min-width="4cm" fo:padding-top="0.125cm" fo:padding-bottom="0.125cm" fo:padding-left="0.25cm" fo:padding-right="0.25cm" draw:shadow="hidden" draw:shadow-offset-x="0.2cm" draw:shadow-offset-y="0.2cm" draw:shadow-color="#808080"/>
    </style:style>
    <style:style style:name="gr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1.366cm" fo:min-width="0.5cm"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716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2.009cm"/>
    </style:style>
    <style:style style:name="gr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65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4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8" style:family="graphic" style:parent-style-name="standard">
      <style:graphic-properties draw:stroke="none" svg:stroke-color="#000000" draw:fill="none" draw:fill-color="#ffffff" draw:textarea-horizontal-align="left" draw:auto-grow-height="true" draw:auto-grow-width="true" fo:min-height="1.729cm" fo:min-width="2.474cm"/>
    </style:style>
    <style:style style:name="gr4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1.746cm"/>
    </style:style>
    <style:style style:name="gr6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8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graphic-properties draw:textarea-vertical-align="middle" draw:auto-grow-height="false" fo:min-height="0cm" fo:min-width="0.105cm"/>
    </style:style>
    <style:style style:name="gr106" style:family="graphic" style:parent-style-name="standard">
      <style:graphic-properties draw:textarea-vertical-align="middle" draw:auto-grow-height="false" fo:min-height="1.24cm" fo:min-width="0.8cm"/>
    </style:style>
    <style:style style:name="gr107" style:family="graphic" style:parent-style-name="standard">
      <style:graphic-properties draw:textarea-vertical-align="middle" draw:auto-grow-height="false" fo:min-height="1.05cm" fo:min-width="0.68cm"/>
    </style:style>
    <style:style style:name="gr10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0" style:family="graphic" style:parent-style-name="standard">
      <style:graphic-properties draw:textarea-horizontal-align="justify" draw:textarea-vertical-align="middle" draw:auto-grow-height="false" fo:min-height="0.388cm" fo:min-width="0.138cm"/>
    </style:style>
    <style:style style:name="gr111" style:family="graphic" style:parent-style-name="standard">
      <style:graphic-properties draw:textarea-vertical-align="middle" draw:auto-grow-height="false" fo:min-height="0.85cm" fo:min-width="0.7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4.201cm"/>
    </style:style>
    <style:style style:name="gr113"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114" style:family="graphic" style:parent-style-name="standard">
      <style:graphic-properties draw:textarea-vertical-align="middle" draw:auto-grow-height="false" fo:min-height="0cm" fo:min-width="0.107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2.153cm"/>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17" style:family="graphic" style:parent-style-name="standard">
      <style:graphic-properties draw:textarea-horizontal-align="justify" draw:textarea-vertical-align="middle" draw:auto-grow-height="false" fo:min-height="0.184cm" fo:min-width="0.2cm"/>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4.79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2.567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2.864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1.805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2.466cm"/>
    </style:style>
    <style:style style:name="gr125" style:family="graphic" style:parent-style-name="standard">
      <style:graphic-properties draw:textarea-horizontal-align="justify" draw:textarea-vertical-align="middle" draw:auto-grow-height="false" fo:min-height="0.528cm" fo:min-width="0.278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13.189cm"/>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0.921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0.815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0.781cm"/>
    </style:style>
    <style:style style:name="P1" style:family="paragraph">
      <loext:graphic-properties draw:fill="solid" draw:fill-color="#ffffff"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none" draw:fill-color="#729fcf" draw:fill-gradient-name="Gradient_20_5"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text-properties fo:font-size="12pt" style:font-size-complex="18pt"/>
    </style:style>
    <style:style style:name="P7" style:family="paragraph">
      <loext:graphic-properties draw:fill="none" draw:fill-color="#ffffff"/>
      <style:text-properties fo:font-size="12pt"/>
    </style:style>
    <style:style style:name="P8" style:family="paragraph">
      <style:paragraph-properties fo:text-align="center"/>
    </style:style>
    <style:style style:name="P9" style:family="paragraph">
      <loext:graphic-properties draw:fill="none"/>
      <style:paragraph-properties fo:text-align="center"/>
    </style:style>
    <style:style style:name="T1" style:family="text">
      <style:text-properties fo:font-size="16pt" style:font-size-complex="18pt"/>
    </style:style>
    <style:style style:name="T2" style:family="text">
      <style:text-properties fo:font-size="12pt" style:font-size-complex="18pt"/>
    </style:style>
    <style:style style:name="T3"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5cm" svg:height="4.962cm" svg:x="20.119cm" svg:y="21.798cm">
            <text:p/>
            <draw:enhanced-geometry svg:viewBox="0 0 21600 21600" draw:type="rectangle" draw:enhanced-path="M 0 0 L 21600 0 21600 21600 0 21600 0 0 Z N"/>
          </draw:custom-shape>
          <draw:path draw:style-name="gr2" draw:text-style-name="P1" draw:layer="layout" svg:width="4.499cm" svg:height="6.699cm" svg:x="20.119cm" svg:y="20.934cm" svg:viewBox="0 0 4500 6700" svg:d="M0 5907v-42-5030-10c0-3 0-3 0-3 5-61 18-113 49-168 27-55 72-110 135-162 54-49 126-97 207-142 81-43 171-81 275-120 198-71 441-130 706-172 270-35 563-58 878-58s607 23 877 58c266 42 509 101 707 172 103 39 193 77 274 120 81 45 154 93 208 142 63 52 107 107 134 162 32 55 46 107 50 168v3 10 5030 42c0 6 0 13-5 19-9 43-22 81-45 120-27 55-71 110-134 162-54 49-127 97-208 142-81 43-171 81-274 120-198 71-441 130-707 172-270 35-562 58-877 58s-608-23-878-58c-265-42-508-101-706-172-104-39-194-77-275-120-81-45-153-93-207-142-63-52-108-107-135-162-22-39-36-77-45-120-4-6-4-13-4-19z">
            <text:p/>
          </draw:path>
        </draw:g>
        <draw:g>
          <draw:custom-shape draw:style-name="gr3" draw:text-style-name="P1" draw:layer="layout" svg:width="2.961cm" svg:height="9.214cm" svg:x="26.119cm" svg:y="18.32cm">
            <text:p/>
            <draw:enhanced-geometry svg:viewBox="0 0 21600 21600" draw:mirror-horizontal="false" draw:mirror-vertical="false" draw:type="rectangle" draw:enhanced-path="M 0 0 L 21600 0 21600 21600 0 21600 0 0 Z N"/>
          </draw:custom-shape>
          <draw:line draw:style-name="gr4" draw:text-style-name="P1" draw:layer="layout" svg:x1="29.08cm" svg:y1="19.702cm" svg:x2="26.119cm" svg:y2="19.702cm">
            <text:p/>
          </draw:line>
          <draw:line draw:style-name="gr5" draw:text-style-name="P1" draw:layer="layout" svg:x1="29.08cm" svg:y1="26.152cm" svg:x2="26.119cm" svg:y2="26.152cm">
            <text:p/>
          </draw:line>
          <draw:ellipse draw:style-name="gr6" draw:text-style-name="P2" draw:layer="layout" svg:width="0.219cm" svg:height="0.461cm" svg:x="27.435cm" svg:y="19.931cm">
            <text:p/>
          </draw:ellipse>
          <draw:ellipse draw:style-name="gr7" draw:text-style-name="P2" draw:layer="layout" svg:width="0.22cm" svg:height="0.461cm" svg:x="28.312cm" svg:y="19.931cm">
            <text:p/>
          </draw:ellipse>
          <draw:ellipse draw:style-name="gr8" draw:text-style-name="P2" draw:layer="layout" svg:width="0.219cm" svg:height="0.461cm" svg:x="26.558cm" svg:y="19.931cm">
            <text:p/>
          </draw:ellipse>
          <draw:ellipse draw:style-name="gr9" draw:text-style-name="P2" draw:layer="layout" svg:width="0.22cm" svg:height="0.459cm" svg:x="26.996cm" svg:y="21.315cm">
            <text:p/>
          </draw:ellipse>
          <draw:ellipse draw:style-name="gr10" draw:text-style-name="P2" draw:layer="layout" svg:width="0.219cm" svg:height="0.459cm" svg:x="27.874cm" svg:y="21.315cm">
            <text:p/>
          </draw:ellipse>
          <draw:ellipse draw:style-name="gr11" draw:text-style-name="P2" draw:layer="layout" svg:width="0.219cm" svg:height="0.458cm" svg:x="27.435cm" svg:y="22.698cm">
            <text:p/>
          </draw:ellipse>
          <draw:ellipse draw:style-name="gr12" draw:text-style-name="P2" draw:layer="layout" svg:width="0.22cm" svg:height="0.458cm" svg:x="28.312cm" svg:y="22.698cm">
            <text:p/>
          </draw:ellipse>
          <draw:ellipse draw:style-name="gr13" draw:text-style-name="P2" draw:layer="layout" svg:width="0.219cm" svg:height="0.458cm" svg:x="26.558cm" svg:y="22.698cm">
            <text:p/>
          </draw:ellipse>
          <draw:ellipse draw:style-name="gr14" draw:text-style-name="P2" draw:layer="layout" svg:width="0.22cm" svg:height="0.459cm" svg:x="26.996cm" svg:y="24.08cm">
            <text:p/>
          </draw:ellipse>
          <draw:ellipse draw:style-name="gr15" draw:text-style-name="P2" draw:layer="layout" svg:width="0.219cm" svg:height="0.459cm" svg:x="27.874cm" svg:y="24.08cm">
            <text:p/>
          </draw:ellipse>
          <draw:ellipse draw:style-name="gr16" draw:text-style-name="P2" draw:layer="layout" svg:width="0.219cm" svg:height="0.461cm" svg:x="27.435cm" svg:y="25.462cm">
            <text:p/>
          </draw:ellipse>
          <draw:ellipse draw:style-name="gr17" draw:text-style-name="P2" draw:layer="layout" svg:width="0.22cm" svg:height="0.461cm" svg:x="28.312cm" svg:y="25.462cm">
            <text:p/>
          </draw:ellipse>
          <draw:ellipse draw:style-name="gr18" draw:text-style-name="P2" draw:layer="layout" svg:width="0.219cm" svg:height="0.461cm" svg:x="26.558cm" svg:y="25.462cm">
            <text:p/>
          </draw:ellipse>
        </draw:g>
        <draw:g>
          <draw:ellipse draw:style-name="gr19" draw:text-style-name="P1" draw:layer="layout" svg:width="2.3cm" svg:height="2.167cm" svg:x="21.162cm" svg:y="23.004cm">
            <text:p/>
          </draw:ellipse>
          <draw:line draw:style-name="gr20" draw:text-style-name="P1" draw:layer="layout" svg:x1="22.312cm" svg:y1="23.004cm" svg:x2="23.462cm" svg:y2="24.088cm">
            <text:p/>
          </draw:line>
          <draw:line draw:style-name="gr21" draw:text-style-name="P1" draw:layer="layout" svg:x1="22.312cm" svg:y1="25.172cm" svg:x2="23.462cm" svg:y2="24.088cm">
            <text:p/>
          </draw:line>
          <draw:ellipse draw:style-name="gr22" draw:text-style-name="P3" draw:layer="layout" svg:width="1.035cm" svg:height="2.167cm" draw:transform="rotate (-3.14159265358979) translate (22.827cm 25.171cm)" draw:kind="arc" draw:start-angle="270" draw:end-angle="90">
            <text:p/>
          </draw:ellipse>
        </draw:g>
        <draw:g>
          <draw:custom-shape draw:style-name="gr23" draw:text-style-name="P1" draw:layer="layout" svg:width="3.841cm" svg:height="4.802cm" draw:transform="rotate (1.5707963267949) translate (19.507cm 12.141cm)">
            <text:p/>
            <draw:enhanced-geometry svg:viewBox="0 0 21600 21600" draw:mirror-horizontal="false" draw:mirror-vertical="false" draw:type="rectangle" draw:enhanced-path="M 0 0 L 21600 0 21600 21600 0 21600 0 0 Z N"/>
          </draw:custom-shape>
          <draw:path draw:style-name="gr24" draw:text-style-name="P1" draw:layer="layout" svg:width="3.84cm" svg:height="5.899cm" draw:transform="rotate (1.5707963267949) translate (18.958cm 12.1415986272547cm)" svg:viewBox="0 0 3841 5900" svg:d="M3841 5351c-452 340-1135 549-1920 549s-1468-209-1921-549v-4802c453-340 1136-549 1921-549s1468 209 1920 549z">
            <text:p/>
          </draw:path>
        </draw:g>
        <draw:frame draw:style-name="gr25" draw:text-style-name="P4" draw:layer="layout" svg:width="3.216cm" svg:height="1.673cm" svg:x="20.358cm" svg:y="9.1cm">
          <draw:text-box>
            <text:p>Fischtank</text:p>
            <text:p/>
          </draw:text-box>
        </draw:frame>
        <draw:frame draw:style-name="gr26" draw:text-style-name="P4" draw:layer="layout" svg:width="2.509cm" svg:height="1.673cm" svg:x="21.891cm" svg:y="25.047cm">
          <draw:text-box>
            <text:p>Geysir</text:p>
            <text:p>pump</text:p>
          </draw:text-box>
        </draw:frame>
        <draw:g>
          <draw:custom-shape draw:style-name="gr27" draw:text-style-name="P1" draw:layer="layout" svg:width="2.961cm" svg:height="9.214cm" svg:x="10.958cm" svg:y="17.734cm">
            <text:p/>
            <draw:enhanced-geometry svg:viewBox="0 0 21600 21600" draw:mirror-horizontal="false" draw:mirror-vertical="false" draw:type="rectangle" draw:enhanced-path="M 0 0 L 21600 0 21600 21600 0 21600 0 0 Z N"/>
          </draw:custom-shape>
          <draw:line draw:style-name="gr28" draw:text-style-name="P1" draw:layer="layout" svg:x1="13.919cm" svg:y1="19.116cm" svg:x2="10.958cm" svg:y2="19.116cm">
            <text:p/>
          </draw:line>
          <draw:line draw:style-name="gr29" draw:text-style-name="P1" draw:layer="layout" svg:x1="13.919cm" svg:y1="25.566cm" svg:x2="10.958cm" svg:y2="25.566cm">
            <text:p/>
          </draw:line>
          <draw:ellipse draw:style-name="gr30" draw:text-style-name="P2" draw:layer="layout" svg:width="0.219cm" svg:height="0.461cm" svg:x="12.274cm" svg:y="19.345cm">
            <text:p/>
          </draw:ellipse>
          <draw:ellipse draw:style-name="gr31" draw:text-style-name="P2" draw:layer="layout" svg:width="0.22cm" svg:height="0.461cm" svg:x="13.151cm" svg:y="19.345cm">
            <text:p/>
          </draw:ellipse>
          <draw:ellipse draw:style-name="gr32" draw:text-style-name="P2" draw:layer="layout" svg:width="0.219cm" svg:height="0.461cm" svg:x="11.397cm" svg:y="19.345cm">
            <text:p/>
          </draw:ellipse>
          <draw:ellipse draw:style-name="gr33" draw:text-style-name="P2" draw:layer="layout" svg:width="0.22cm" svg:height="0.459cm" svg:x="11.835cm" svg:y="20.729cm">
            <text:p/>
          </draw:ellipse>
          <draw:ellipse draw:style-name="gr34" draw:text-style-name="P2" draw:layer="layout" svg:width="0.219cm" svg:height="0.459cm" svg:x="12.713cm" svg:y="20.729cm">
            <text:p/>
          </draw:ellipse>
          <draw:ellipse draw:style-name="gr35" draw:text-style-name="P2" draw:layer="layout" svg:width="0.219cm" svg:height="0.458cm" svg:x="12.274cm" svg:y="22.112cm">
            <text:p/>
          </draw:ellipse>
          <draw:ellipse draw:style-name="gr36" draw:text-style-name="P2" draw:layer="layout" svg:width="0.22cm" svg:height="0.458cm" svg:x="13.151cm" svg:y="22.112cm">
            <text:p/>
          </draw:ellipse>
          <draw:ellipse draw:style-name="gr37" draw:text-style-name="P2" draw:layer="layout" svg:width="0.219cm" svg:height="0.458cm" svg:x="11.397cm" svg:y="22.112cm">
            <text:p/>
          </draw:ellipse>
          <draw:ellipse draw:style-name="gr38" draw:text-style-name="P2" draw:layer="layout" svg:width="0.22cm" svg:height="0.459cm" svg:x="11.835cm" svg:y="23.494cm">
            <text:p/>
          </draw:ellipse>
          <draw:ellipse draw:style-name="gr39" draw:text-style-name="P2" draw:layer="layout" svg:width="0.219cm" svg:height="0.459cm" svg:x="12.713cm" svg:y="23.494cm">
            <text:p/>
          </draw:ellipse>
          <draw:ellipse draw:style-name="gr40" draw:text-style-name="P2" draw:layer="layout" svg:width="0.219cm" svg:height="0.461cm" svg:x="12.274cm" svg:y="24.876cm">
            <text:p/>
          </draw:ellipse>
          <draw:ellipse draw:style-name="gr41" draw:text-style-name="P2" draw:layer="layout" svg:width="0.22cm" svg:height="0.461cm" svg:x="13.151cm" svg:y="24.876cm">
            <text:p/>
          </draw:ellipse>
          <draw:ellipse draw:style-name="gr42" draw:text-style-name="P2" draw:layer="layout" svg:width="0.219cm" svg:height="0.461cm" svg:x="11.397cm" svg:y="24.876cm">
            <text:p/>
          </draw:ellipse>
        </draw:g>
        <draw:frame draw:style-name="gr43" draw:text-style-name="P4" draw:layer="layout" svg:width="2.8cm" svg:height="1.673cm" svg:x="11.2cm" svg:y="25.734cm">
          <draw:text-box>
            <text:p>Erde</text:p>
          </draw:text-box>
        </draw:frame>
        <draw:frame draw:style-name="gr44" draw:text-style-name="P4" draw:layer="layout" svg:width="2.157cm" svg:height="0.962cm" svg:x="19.9cm" svg:y="26.3cm">
          <draw:text-box>
            <text:p>Sump</text:p>
          </draw:text-box>
        </draw:frame>
        <draw:frame draw:style-name="gr45" draw:text-style-name="P4" draw:layer="layout" svg:width="3.072cm" svg:height="0.962cm" svg:x="26.147cm" svg:y="26.472cm">
          <draw:text-box>
            <text:p>Growbed</text:p>
          </draw:text-box>
        </draw:frame>
        <draw:line draw:style-name="gr46" draw:text-style-name="P5" draw:layer="layout" svg:x1="25.4cm" svg:y1="13cm" svg:x2="12.419cm" svg:y2="12.934cm">
          <text:p/>
        </draw:line>
        <draw:line draw:style-name="gr47" draw:text-style-name="P5" draw:layer="layout" svg:x1="29.3cm" svg:y1="16.3cm" svg:x2="29.233cm" svg:y2="7.9cm">
          <text:p/>
        </draw:line>
        <draw:frame draw:style-name="gr48" draw:text-style-name="P6" draw:layer="layout" svg:width="2.974cm" svg:height="1.979cm" svg:x="28.604cm" svg:y="16.247cm">
          <draw:text-box>
            <text:p><text:span text:style-name="T1">Wasser</text:span></text:p>
            <text:p><text:span text:style-name="T1">Quelle</text:span></text:p>
            <text:p><text:span text:style-name="T2"/></text:p>
          </draw:text-box>
        </draw:frame>
        <draw:line draw:style-name="gr49" draw:text-style-name="P5" draw:layer="layout" svg:x1="23.785cm" svg:y1="8cm" svg:x2="23.758cm" svg:y2="10.2cm">
          <text:p/>
        </draw:line>
        <draw:line draw:style-name="gr50" draw:text-style-name="P5" draw:layer="layout" svg:x1="29.258cm" svg:y1="8cm" svg:x2="23.758cm" svg:y2="8cm">
          <text:p/>
        </draw:line>
        <draw:line draw:style-name="gr51" draw:text-style-name="P5" draw:layer="layout" svg:x1="12.419cm" svg:y1="15.534cm" svg:x2="12.419cm" svg:y2="20.534cm">
          <text:p/>
        </draw:line>
        <draw:line draw:style-name="gr52" draw:text-style-name="P5" draw:layer="layout" svg:x1="22.319cm" svg:y1="23.534cm" svg:x2="22.319cm" svg:y2="18.534cm">
          <text:p/>
        </draw:line>
        <draw:line draw:style-name="gr53" draw:text-style-name="P5" draw:layer="layout" svg:x1="22.319cm" svg:y1="18.534cm" svg:x2="25.419cm" svg:y2="18.534cm">
          <text:p/>
        </draw:line>
        <draw:line draw:style-name="gr54" draw:text-style-name="P5" draw:layer="layout" svg:x1="25.4cm" svg:y1="18.5cm" svg:x2="25.4cm" svg:y2="9.8cm">
          <text:p/>
        </draw:line>
        <draw:line draw:style-name="gr55" draw:text-style-name="P5" draw:layer="layout" svg:x1="28.019cm" svg:y1="22.134cm" svg:x2="23.019cm" svg:y2="22.134cm">
          <text:p/>
        </draw:line>
        <draw:line draw:style-name="gr56" draw:text-style-name="P5" draw:layer="layout" svg:x1="20.3cm" svg:y1="8.7cm" svg:x2="16.642cm" svg:y2="8.7cm">
          <text:p/>
        </draw:line>
        <draw:line draw:style-name="gr57" draw:text-style-name="P5" draw:layer="layout" svg:x1="17.058cm" svg:y1="4.5cm" svg:x2="17.058cm" svg:y2="15.9cm">
          <text:p/>
        </draw:line>
        <draw:line draw:style-name="gr58" draw:text-style-name="P5" draw:layer="layout" svg:x1="17.119cm" svg:y1="16.834cm" svg:x2="27.461cm" svg:y2="16.834cm">
          <text:p/>
        </draw:line>
        <draw:frame draw:style-name="gr59" draw:text-style-name="P7" draw:layer="layout" svg:width="2.246cm" svg:height="1.673cm" svg:x="25.8cm" svg:y="8.1cm">
          <draw:text-box>
            <text:p><text:span text:style-name="T3">Normaler</text:span></text:p>
            <text:p><text:span text:style-name="T3">CHOP</text:span></text:p>
            <text:p><text:span text:style-name="T3">Circle</text:span></text:p>
          </draw:text-box>
        </draw:frame>
        <draw:g>
          <draw:custom-shape draw:style-name="gr60" draw:text-style-name="P1" draw:layer="layout" svg:width="3.841cm" svg:height="4.802cm" draw:transform="rotate (1.5707963267949) translate (19.349cm 7.699cm)">
            <text:p/>
            <draw:enhanced-geometry svg:viewBox="0 0 21600 21600" draw:mirror-horizontal="false" draw:mirror-vertical="false" draw:type="rectangle" draw:enhanced-path="M 0 0 L 21600 0 21600 21600 0 21600 0 0 Z N"/>
          </draw:custom-shape>
          <draw:path draw:style-name="gr61" draw:text-style-name="P1" draw:layer="layout" svg:width="3.84cm" svg:height="5.899cm" draw:transform="rotate (1.5707963267949) translate (18.8cm 7.69959862725468cm)" svg:viewBox="0 0 3841 5900" svg:d="M3841 5351c-452 340-1135 549-1920 549s-1468-209-1921-549v-4802c453-340 1136-549 1921-549s1468 209 1920 549z">
            <text:p/>
          </draw:path>
        </draw:g>
        <draw:frame draw:style-name="gr25" draw:text-style-name="P4" draw:layer="layout" svg:width="3.216cm" svg:height="1.673cm" svg:x="20.2cm" svg:y="4.658cm">
          <draw:text-box>
            <text:p>Fischtank</text:p>
            <text:p/>
          </draw:text-box>
        </draw:frame>
        <draw:line draw:style-name="gr62" draw:text-style-name="P5" draw:layer="layout" svg:x1="23.627cm" svg:y1="3.558cm" svg:x2="23.6cm" svg:y2="5.758cm">
          <text:p/>
        </draw:line>
        <draw:g>
          <draw:custom-shape draw:style-name="gr63" draw:text-style-name="P1" draw:layer="layout" svg:width="2.961cm" svg:height="9.214cm" svg:x="5.9cm" svg:y="17.672cm">
            <text:p/>
            <draw:enhanced-geometry svg:viewBox="0 0 21600 21600" draw:mirror-horizontal="false" draw:mirror-vertical="false" draw:type="rectangle" draw:enhanced-path="M 0 0 L 21600 0 21600 21600 0 21600 0 0 Z N"/>
          </draw:custom-shape>
          <draw:line draw:style-name="gr64" draw:text-style-name="P1" draw:layer="layout" svg:x1="8.861cm" svg:y1="19.054cm" svg:x2="5.9cm" svg:y2="19.054cm">
            <text:p/>
          </draw:line>
          <draw:line draw:style-name="gr65" draw:text-style-name="P1" draw:layer="layout" svg:x1="8.861cm" svg:y1="25.504cm" svg:x2="5.9cm" svg:y2="25.504cm">
            <text:p/>
          </draw:line>
          <draw:ellipse draw:style-name="gr66" draw:text-style-name="P2" draw:layer="layout" svg:width="0.219cm" svg:height="0.461cm" svg:x="7.216cm" svg:y="19.283cm">
            <text:p/>
          </draw:ellipse>
          <draw:ellipse draw:style-name="gr67" draw:text-style-name="P2" draw:layer="layout" svg:width="0.22cm" svg:height="0.461cm" svg:x="8.093cm" svg:y="19.283cm">
            <text:p/>
          </draw:ellipse>
          <draw:ellipse draw:style-name="gr68" draw:text-style-name="P2" draw:layer="layout" svg:width="0.219cm" svg:height="0.461cm" svg:x="6.339cm" svg:y="19.283cm">
            <text:p/>
          </draw:ellipse>
          <draw:ellipse draw:style-name="gr69" draw:text-style-name="P2" draw:layer="layout" svg:width="0.22cm" svg:height="0.459cm" svg:x="6.777cm" svg:y="20.667cm">
            <text:p/>
          </draw:ellipse>
          <draw:ellipse draw:style-name="gr70" draw:text-style-name="P2" draw:layer="layout" svg:width="0.219cm" svg:height="0.459cm" svg:x="7.655cm" svg:y="20.667cm">
            <text:p/>
          </draw:ellipse>
          <draw:ellipse draw:style-name="gr71" draw:text-style-name="P2" draw:layer="layout" svg:width="0.219cm" svg:height="0.458cm" svg:x="7.216cm" svg:y="22.05cm">
            <text:p/>
          </draw:ellipse>
          <draw:ellipse draw:style-name="gr72" draw:text-style-name="P2" draw:layer="layout" svg:width="0.22cm" svg:height="0.458cm" svg:x="8.093cm" svg:y="22.05cm">
            <text:p/>
          </draw:ellipse>
          <draw:ellipse draw:style-name="gr73" draw:text-style-name="P2" draw:layer="layout" svg:width="0.219cm" svg:height="0.458cm" svg:x="6.339cm" svg:y="22.05cm">
            <text:p/>
          </draw:ellipse>
          <draw:ellipse draw:style-name="gr74" draw:text-style-name="P2" draw:layer="layout" svg:width="0.22cm" svg:height="0.459cm" svg:x="6.777cm" svg:y="23.432cm">
            <text:p/>
          </draw:ellipse>
          <draw:ellipse draw:style-name="gr75" draw:text-style-name="P2" draw:layer="layout" svg:width="0.219cm" svg:height="0.459cm" svg:x="7.655cm" svg:y="23.432cm">
            <text:p/>
          </draw:ellipse>
          <draw:ellipse draw:style-name="gr76" draw:text-style-name="P2" draw:layer="layout" svg:width="0.219cm" svg:height="0.461cm" svg:x="7.216cm" svg:y="24.814cm">
            <text:p/>
          </draw:ellipse>
          <draw:ellipse draw:style-name="gr77" draw:text-style-name="P2" draw:layer="layout" svg:width="0.22cm" svg:height="0.461cm" svg:x="8.093cm" svg:y="24.814cm">
            <text:p/>
          </draw:ellipse>
          <draw:ellipse draw:style-name="gr78" draw:text-style-name="P2" draw:layer="layout" svg:width="0.219cm" svg:height="0.461cm" svg:x="6.339cm" svg:y="24.814cm">
            <text:p/>
          </draw:ellipse>
        </draw:g>
        <draw:frame draw:style-name="gr79" draw:text-style-name="P4" draw:layer="layout" svg:width="1.84cm" svg:height="1.462cm" svg:x="6.561cm" svg:y="25.672cm">
          <draw:text-box>
            <text:p>Erde</text:p>
          </draw:text-box>
        </draw:frame>
        <draw:line draw:style-name="gr80" draw:text-style-name="P5" draw:layer="layout" svg:x1="27.461cm" svg:y1="16.834cm" svg:x2="27.461cm" svg:y2="19.184cm">
          <text:p/>
        </draw:line>
        <draw:g>
          <draw:custom-shape draw:style-name="gr81" draw:text-style-name="P1" draw:layer="layout" svg:width="2.961cm" svg:height="9.214cm" svg:x="15.761cm" svg:y="18.22cm">
            <text:p/>
            <draw:enhanced-geometry svg:viewBox="0 0 21600 21600" draw:mirror-horizontal="false" draw:mirror-vertical="false" draw:type="rectangle" draw:enhanced-path="M 0 0 L 21600 0 21600 21600 0 21600 0 0 Z N"/>
          </draw:custom-shape>
          <draw:line draw:style-name="gr82" draw:text-style-name="P1" draw:layer="layout" svg:x1="18.722cm" svg:y1="19.602cm" svg:x2="15.761cm" svg:y2="19.602cm">
            <text:p/>
          </draw:line>
          <draw:line draw:style-name="gr83" draw:text-style-name="P1" draw:layer="layout" svg:x1="18.722cm" svg:y1="26.052cm" svg:x2="15.761cm" svg:y2="26.052cm">
            <text:p/>
          </draw:line>
          <draw:ellipse draw:style-name="gr84" draw:text-style-name="P2" draw:layer="layout" svg:width="0.219cm" svg:height="0.461cm" svg:x="17.077cm" svg:y="19.831cm">
            <text:p/>
          </draw:ellipse>
          <draw:ellipse draw:style-name="gr85" draw:text-style-name="P2" draw:layer="layout" svg:width="0.22cm" svg:height="0.461cm" svg:x="17.954cm" svg:y="19.831cm">
            <text:p/>
          </draw:ellipse>
          <draw:ellipse draw:style-name="gr86" draw:text-style-name="P2" draw:layer="layout" svg:width="0.219cm" svg:height="0.461cm" svg:x="16.2cm" svg:y="19.831cm">
            <text:p/>
          </draw:ellipse>
          <draw:ellipse draw:style-name="gr87" draw:text-style-name="P2" draw:layer="layout" svg:width="0.22cm" svg:height="0.459cm" svg:x="16.638cm" svg:y="21.215cm">
            <text:p/>
          </draw:ellipse>
          <draw:ellipse draw:style-name="gr88" draw:text-style-name="P2" draw:layer="layout" svg:width="0.219cm" svg:height="0.459cm" svg:x="17.516cm" svg:y="21.215cm">
            <text:p/>
          </draw:ellipse>
          <draw:ellipse draw:style-name="gr89" draw:text-style-name="P2" draw:layer="layout" svg:width="0.219cm" svg:height="0.458cm" svg:x="17.077cm" svg:y="22.598cm">
            <text:p/>
          </draw:ellipse>
          <draw:ellipse draw:style-name="gr90" draw:text-style-name="P2" draw:layer="layout" svg:width="0.22cm" svg:height="0.458cm" svg:x="17.954cm" svg:y="22.598cm">
            <text:p/>
          </draw:ellipse>
          <draw:ellipse draw:style-name="gr91" draw:text-style-name="P2" draw:layer="layout" svg:width="0.219cm" svg:height="0.458cm" svg:x="16.2cm" svg:y="22.598cm">
            <text:p/>
          </draw:ellipse>
          <draw:ellipse draw:style-name="gr92" draw:text-style-name="P2" draw:layer="layout" svg:width="0.22cm" svg:height="0.459cm" svg:x="16.638cm" svg:y="23.98cm">
            <text:p/>
          </draw:ellipse>
          <draw:ellipse draw:style-name="gr93" draw:text-style-name="P2" draw:layer="layout" svg:width="0.219cm" svg:height="0.459cm" svg:x="17.516cm" svg:y="23.98cm">
            <text:p/>
          </draw:ellipse>
          <draw:ellipse draw:style-name="gr94" draw:text-style-name="P2" draw:layer="layout" svg:width="0.219cm" svg:height="0.461cm" svg:x="17.077cm" svg:y="25.362cm">
            <text:p/>
          </draw:ellipse>
          <draw:ellipse draw:style-name="gr95" draw:text-style-name="P2" draw:layer="layout" svg:width="0.22cm" svg:height="0.461cm" svg:x="17.954cm" svg:y="25.362cm">
            <text:p/>
          </draw:ellipse>
          <draw:ellipse draw:style-name="gr96" draw:text-style-name="P2" draw:layer="layout" svg:width="0.219cm" svg:height="0.461cm" svg:x="16.2cm" svg:y="25.362cm">
            <text:p/>
          </draw:ellipse>
        </draw:g>
        <draw:frame draw:style-name="gr45" draw:text-style-name="P4" draw:layer="layout" svg:width="3.072cm" svg:height="0.962cm" svg:x="15.789cm" svg:y="26.372cm">
          <draw:text-box>
            <text:p>Growbed</text:p>
          </draw:text-box>
        </draw:frame>
        <draw:line draw:style-name="gr97" draw:text-style-name="P5" draw:layer="layout" svg:x1="17.103cm" svg:y1="16.734cm" svg:x2="17.103cm" svg:y2="19.084cm">
          <text:p/>
        </draw:line>
        <draw:line draw:style-name="gr98" draw:text-style-name="P5" draw:layer="layout" svg:x1="16.761cm" svg:y1="21.934cm" svg:x2="21.761cm" svg:y2="21.934cm">
          <text:p/>
        </draw:line>
        <draw:line draw:style-name="gr99" draw:text-style-name="P5" draw:layer="layout" svg:x1="25.3cm" svg:y1="9.8cm" svg:x2="29.4cm" svg:y2="9.8cm">
          <text:p/>
        </draw:line>
        <draw:line draw:style-name="gr100" draw:text-style-name="P5" draw:layer="layout" svg:x1="29.2cm" svg:y1="8.2cm" svg:x2="29.2cm" svg:y2="3.4cm">
          <text:p/>
        </draw:line>
        <draw:line draw:style-name="gr101" draw:text-style-name="P5" draw:layer="layout" svg:x1="29.3cm" svg:y1="3.5cm" svg:x2="23.6cm" svg:y2="3.5cm">
          <text:p/>
        </draw:line>
        <draw:line draw:style-name="gr102" draw:text-style-name="P5" draw:layer="layout" svg:x1="19.4cm" svg:y1="4.5cm" svg:x2="17.1cm" svg:y2="4.5cm">
          <text:p/>
        </draw:line>
        <draw:line draw:style-name="gr103" draw:text-style-name="P5" draw:layer="layout" svg:x1="19.5cm" svg:y1="7.2cm" svg:x2="19.483cm" svg:y2="3.924cm">
          <text:p/>
        </draw:line>
        <draw:line draw:style-name="gr104" draw:text-style-name="P5" draw:layer="layout" svg:x1="20.017cm" svg:y1="11.776cm" svg:x2="20cm" svg:y2="8.5cm">
          <text:p/>
        </draw:line>
        <draw:custom-shape draw:style-name="gr105" draw:text-style-name="P8" draw:layer="layout" svg:width="1.5cm" svg:height="1.1cm" draw:transform="rotate (-3.11890337331387) translate (30.1cm 10.1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225cm 5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8cm 9.3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6" draw:text-style-name="P8" draw:layer="layout" svg:width="1.3cm" svg:height="1.49cm" draw:transform="rotate (-3.14159265358979) translate (17.66cm 17.52cm)">
          <text:p/>
          <draw:enhanced-geometry svg:viewBox="0 0 787 799" draw:type="non-primitive" draw:enhanced-path="M 439 12 L 535 102 391 246 252 108 349 12 0 0 12 348 108 258 282 433 282 799 511 799 511 427 685 252 781 348 787 0 439 12 Z N"/>
        </draw:custom-shape>
        <draw:custom-shape draw:style-name="gr106" draw:text-style-name="P8" draw:layer="layout" svg:width="1.3cm" svg:height="1.49cm" svg:x="28.5cm" svg:y="7.2cm">
          <text:p/>
          <draw:enhanced-geometry svg:viewBox="0 0 787 799" draw:type="non-primitive" draw:enhanced-path="M 439 12 L 535 102 391 246 252 108 349 12 0 0 12 348 108 258 282 433 282 799 511 799 511 427 685 252 781 348 787 0 439 12 Z N"/>
        </draw:custom-shape>
        <draw:custom-shape draw:style-name="gr107" draw:text-style-name="P8" draw:layer="layout" svg:width="1.18cm" svg:height="1.3cm" draw:transform="rotate (-3.14159265358979) translate (13.14cm 17.63cm)">
          <text:p/>
          <draw:enhanced-geometry svg:viewBox="0 0 787 799" draw:type="non-primitive" draw:enhanced-path="M 439 12 L 535 102 391 246 252 108 349 12 0 0 12 348 108 258 282 433 282 799 511 799 511 427 685 252 781 348 787 0 439 12 Z N"/>
        </draw:custom-shape>
        <draw:line draw:style-name="gr108" draw:text-style-name="P5" draw:layer="layout" svg:x1="11.961cm" svg:y1="17.234cm" svg:x2="6.961cm" svg:y2="17.234cm">
          <text:p/>
        </draw:line>
        <draw:line draw:style-name="gr109" draw:text-style-name="P5" draw:layer="layout" svg:x1="7.161cm" svg:y1="17.234cm" svg:x2="7.161cm" svg:y2="22.234cm">
          <text:p/>
        </draw:line>
        <draw:custom-shape draw:style-name="gr110" draw:text-style-name="P8" draw:layer="layout" svg:width="0.9cm" svg:height="0.9cm" svg:x="27.761cm" svg:y="21.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8" draw:layer="layout" svg:width="0.9cm" svg:height="0.9cm" svg:x="16.461cm" svg:y="2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 draw:layer="layout" svg:width="1.2cm" svg:height="1.1cm" svg:x="34cm" svg:y="4.4cm">
          <text:p/>
          <draw:enhanced-geometry svg:viewBox="0 0 787 799" draw:type="non-primitive" draw:enhanced-path="M 439 12 L 535 102 391 246 252 108 349 12 0 0 12 348 108 258 282 433 282 799 511 799 511 427 685 252 781 348 787 0 439 12 Z N"/>
        </draw:custom-shape>
        <draw:frame draw:style-name="gr112" draw:text-style-name="P4" draw:layer="layout" svg:width="4.701cm" svg:height="0.962cm" svg:x="36.1cm" svg:y="4.7cm">
          <draw:text-box>
            <text:p>Y-Verzweigung</text:p>
          </draw:text-box>
        </draw:frame>
        <draw:frame draw:style-name="gr113" draw:text-style-name="P4" draw:layer="layout" svg:width="0.853cm" svg:height="1.362cm" svg:x="32.635cm" svg:y="4.6cm">
          <draw:text-box>
            <text:p>3</text:p>
          </draw:text-box>
        </draw:frame>
        <draw:custom-shape draw:style-name="gr114" draw:text-style-name="P8" draw:layer="layout" svg:width="1.505cm" svg:height="1.096cm" svg:x="28.592cm" svg:y="13.587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15" draw:text-style-name="P4" draw:layer="layout" svg:width="2.653cm" svg:height="0.962cm" svg:x="36.347cm" svg:y="6.738cm">
          <draw:text-box>
            <text:p>T-Stück</text:p>
          </draw:text-box>
        </draw:frame>
        <draw:frame draw:style-name="gr116" draw:text-style-name="P4" draw:layer="layout" svg:width="0.853cm" svg:height="0.962cm" svg:x="32.7cm" svg:y="7cm">
          <draw:text-box>
            <text:p>8</text:p>
          </draw:text-box>
        </draw:frame>
        <draw:custom-shape draw:style-name="gr117" draw:text-style-name="P8" draw:layer="layout" svg:width="1.4cm" svg:height="1.3cm" svg:x="34.4cm" svg:y="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8" draw:text-style-name="P4" draw:layer="layout" svg:width="4.185cm" svg:height="0.962cm" svg:x="36.3cm" svg:y="9.138cm">
          <draw:text-box>
            <text:p>2-Wegeventil</text:p>
          </draw:text-box>
        </draw:frame>
        <draw:frame draw:style-name="gr116" draw:text-style-name="P4" draw:layer="layout" svg:width="0.853cm" svg:height="0.962cm" svg:x="32.8cm" svg:y="9.038cm">
          <draw:text-box>
            <text:p>6</text:p>
          </draw:text-box>
        </draw:frame>
        <draw:custom-shape draw:style-name="gr105" draw:text-style-name="P8" draw:layer="layout" svg:width="1.5cm" svg:height="1.1cm" draw:transform="rotate (-3.11890337331387) translate (17.781cm 9.266cm)">
          <text:p/>
          <draw:enhanced-geometry draw:mirror-horizontal="tru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7" draw:text-style-name="P8" draw:layer="layout" svg:width="1.4cm" svg:height="1.3cm" svg:x="28.6cm" svg:y="1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xml:id="id1" draw:id="id1" draw:layer="layout" svg:width="1.4cm" svg:height="1.3cm" svg:x="29.9cm" svg:y="1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draw:layer="layout" svg:width="1.4cm" svg:height="1.3cm" svg:x="24.7cm" svg:y="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7" draw:text-style-name="P8" draw:layer="layout" svg:width="1.4cm" svg:height="1.3cm" svg:x="13cm" svg:y="1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5" draw:text-style-name="P8" draw:layer="layout" svg:width="1.5cm" svg:height="1.1cm" draw:transform="rotate (-3.11890337331387) translate (26.2cm 13.4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7" draw:text-style-name="P8" draw:layer="layout" svg:width="1.4cm" svg:height="1.3cm" svg:x="14.5cm" svg:y="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9" draw:text-style-name="P4" draw:layer="layout" svg:width="5.29cm" svg:height="0.962cm" svg:x="15.1cm" svg:y="2.1cm">
          <draw:text-box>
            <text:p>Verieselung (VR)</text:p>
          </draw:text-box>
        </draw:frame>
        <draw:connector draw:style-name="gr120" draw:text-style-name="P9" draw:layer="layout" svg:x1="30.95cm" svg:y1="14.05cm" svg:x2="15.222cm" svg:y2="1.45cm" draw:start-shape="id1" draw:start-glue-point="9" svg:d="M30950 14050h852v-12600h-16580" svg:viewBox="0 0 16581 12601">
          <text:p/>
        </draw:connector>
        <draw:line draw:style-name="gr120" draw:text-style-name="P9" draw:layer="layout" svg:x1="12.4cm" svg:y1="12.9cm" svg:x2="12.4cm" svg:y2="16.5cm">
          <text:p/>
        </draw:line>
        <draw:custom-shape draw:style-name="gr105" draw:text-style-name="P8" draw:layer="layout" svg:width="1.5cm" svg:height="1.1cm" draw:transform="rotate (1.5707963267949) translate (14.8cm 13.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1" draw:text-style-name="P4" draw:layer="layout" svg:width="3.067cm" svg:height="0.962cm" svg:x="9.933cm" svg:y="11.9cm">
          <draw:text-box>
            <text:p>ST to HB</text:p>
          </draw:text-box>
        </draw:frame>
        <draw:frame draw:style-name="gr122" draw:text-style-name="P4" draw:layer="layout" svg:width="3.364cm" svg:height="0.962cm" svg:x="30.4cm" svg:y="15cm">
          <draw:text-box>
            <text:p>WQ to VR</text:p>
          </draw:text-box>
        </draw:frame>
        <draw:frame draw:style-name="gr123" draw:text-style-name="P4" draw:layer="layout" svg:width="2.305cm" svg:height="1.673cm" svg:x="29.538cm" svg:y="10.9cm">
          <draw:text-box>
            <text:p>WQ to</text:p>
            <text:p><text:s/>FT</text:p>
          </draw:text-box>
        </draw:frame>
        <draw:frame draw:style-name="gr124" draw:text-style-name="P4" draw:layer="layout" svg:width="2.966cm" svg:height="0.962cm" svg:x="25.6cm" svg:y="10.5cm">
          <draw:text-box>
            <text:p>ST to FT</text:p>
          </draw:text-box>
        </draw:frame>
        <draw:custom-shape draw:style-name="gr125" draw:text-style-name="P8" draw:layer="layout" svg:width="1.1cm" svg:height="1.1cm" svg:x="34.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2.648cm" svg:height="0.962cm" svg:x="36.5cm" svg:y="11.6cm">
          <draw:text-box>
            <text:p>Syphon</text:p>
          </draw:text-box>
        </draw:frame>
        <draw:custom-shape draw:style-name="gr105" draw:text-style-name="P8" draw:layer="layout" svg:width="1.5cm" svg:height="1.1cm" draw:transform="rotate (-3.11890337331387) translate (35.6cm 7.9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1" draw:text-style-name="P4" draw:layer="layout" svg:width="3.067cm" svg:height="0.962cm" svg:x="11.5cm" svg:y="9cm">
          <draw:text-box>
            <text:p>ST to VR</text:p>
          </draw:text-box>
        </draw:frame>
        <draw:custom-shape draw:style-name="gr105" draw:text-style-name="P8" draw:layer="layout" svg:width="1.5cm" svg:height="1.1cm" draw:transform="rotate (-3.11890337331387) translate (16cm 2.1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27" draw:text-style-name="P4" draw:layer="layout" svg:width="13.689cm" svg:height="2.384cm" svg:x="1cm" svg:y="3.3cm">
          <draw:text-box>
            <text:p>Normaler CHOP Circle: ST→FT→GB→ST</text:p>
            <text:p>Kühlung mit Bewässerung: WQ→FT→ST→HB</text:p>
            <text:p>Kühlung mit Verieselung: WQ→FT→ST → VR</text:p>
          </draw:text-box>
        </draw:frame>
        <draw:frame draw:style-name="gr128" draw:text-style-name="P4" draw:layer="layout" svg:width="1.383cm" svg:height="0.962cm" svg:x="7.1cm" svg:y="27.7cm">
          <draw:text-box>
            <text:p>HB</text:p>
          </draw:text-box>
        </draw:frame>
        <draw:frame draw:style-name="gr129" draw:text-style-name="P4" draw:layer="layout" svg:width="1.421cm" svg:height="0.962cm" svg:x="16.7cm" svg:y="27.9cm">
          <draw:text-box>
            <text:p>GB</text:p>
          </draw:text-box>
        </draw:frame>
        <draw:frame draw:style-name="gr130" draw:text-style-name="P4" draw:layer="layout" svg:width="1.315cm" svg:height="0.962cm" svg:x="22.2cm" svg:y="27.8cm">
          <draw:text-box>
            <text:p>ST</text:p>
          </draw:text-box>
        </draw:frame>
        <draw:frame draw:style-name="gr131" draw:text-style-name="P4" draw:layer="layout" svg:width="1.281cm" svg:height="0.962cm" svg:x="21.6cm" svg:y="2.9cm">
          <draw:text-box>
            <text:p>FT</text:p>
          </draw:text-box>
        </draw:frame>
        <draw:line draw:style-name="gr120" draw:text-style-name="P9" draw:layer="layout" svg:x1="15.3cm" svg:y1="12.9cm" svg:x2="15.3cm" svg:y2="1.7cm">
          <text:p/>
        </draw:line>
        <draw:frame draw:style-name="gr116" draw:text-style-name="P4" draw:layer="layout" svg:width="0.853cm" svg:height="0.962cm" svg:x="33.1cm" svg:y="11.7cm">
          <draw:text-box>
            <text:p>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4T21:56:31.654000000</meta:creation-date>
    <meta:editing-duration>PT2H27M32S</meta:editing-duration>
    <meta:editing-cycles>22</meta:editing-cycles>
    <meta:generator>LibreOffice/5.2.7.2$Linux_ARM_EABI LibreOffice_project/20m0$Build-2</meta:generator>
    <dc:date>2019-12-28T19:39:07.912755380</dc:date>
    <meta:document-statistic meta:object-count="160"/>
  </office:meta>
</office:document-meta>
</file>